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35cm" draw:marker-end="Puntas_20_de_20_flecha_20_1" draw:marker-end-width="0.45cm" draw:fill="solid" draw:fill-color="#3465a4" draw:opacity="100%" draw:textarea-horizontal-align="center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solid" draw:fill-color="#3465a4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ath draw:style-name="gr1" draw:text-style-name="P1" draw:layer="layout" svg:width="17cm" svg:height="0.797cm" svg:x="1.749cm" svg:y="17.252cm" svg:viewBox="0 0 17001 798" svg:d="M1 798v-50l-1-50 16550-243-3-175 454 218-447 232-2-175zM4672 408c-18 5-37 7-56 7-45 0-67-25-67-76v-223h-39v-41h41l17-75h37v75h62v41h-62v211c0 16 2 28 8 34 5 7 14 10 27 10 7 0 18-1 32-4zM7525 447c-18 5-37 7-56 7-45 0-67-25-67-76v-223h-39v-41h41l16-75h38v75h61v41h-61v211c0 16 2 28 8 34 5 7 14 10 27 10 7 0 18-1 32-4zM7915 260v133h-46v-133h-131v-45h131v-133h46v133h131v45zM8503 449l-91-137-91 137h-60l119-172-114-163h62l84 130 83-130h63l-114 162 121 17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P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8T17:40:49.790853900</meta:creation-date>
    <dc:date>2025-11-08T17:45:03.708822300</dc:date>
    <meta:editing-duration>PT4M14S</meta:editing-duration>
    <meta:editing-cycles>1</meta:editing-cycles>
    <meta:document-statistic meta:object-count="1"/>
    <meta:generator>LibreOffice/25.2.6.2$Windows_X86_64 LibreOffice_project/729c5bfe710f5eb71ed3bbde9e06a6065e9c6c5d</meta:generator>
  </office:meta>
</office:document-meta>
</file>